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Our opinion about what Edward Snowden did is that he was in some ways right and in some ways wrong. From what we can see from Snowden's interview, he had genuinely tried to report and file his complaints with the NSA and its conduct. This shows that Edward Snowden, regardless of what you think of his ideas on national security and the war on terror, still tries to solve his problems in the simplest way possible. In other words, he does the responsible thing first and then only takes the matter into his own hands when there is nothing else that he could do, which was the best way to handle that possible scenario. </text:p>
      <text:p text:style-name="P1"/>
      <text:p text:style-name="P1"><text:tab/>Furthermore, we need to understand not only the controversy regarding the NSA's methods for obtaining information, but also the implications of us getting that information. It's not about what it is that Snowden told us, it's the fact that he told it to us at all. By letting us know that we are being monitored, Snowden has given us a new light on the entire issue regarding the debate between those who are for the NSA's involvement in the intelligence conflict and those who are against it. Edward Snowden knew that there would be consequences to unmasking the secrets, such as worrying the people and angering the government. Even if you disagree with Edward Snowden's ideas on how or even <text:span text:style-name="T1">if</text:span><text:span text:style-name="T2"> we should be watched to this extent, you must still thank him for, at the very least, keeping us all in the loop. </text:span></text:p>
      <text:p text:style-name="P1"/>
      <text:p text:style-name="P1"><text:tab/>As for whether or not we would do the same thing if we were in Edward Snowden's shoes, we have concluded that, although it would certainly be risky, but it would have to be done by somebody. What we <text:span text:style-name="T1">would </text:span><text:span text:style-name="T2">do, would be to</text:span> make sure that we do not jeopardize national security by saying exactly how the NSA catches terrorists (such as the cellphones being used as cameras and as microphones, and remotely being turned on so that the NSA could search through your personal information), instead simply saying that they <text:span text:style-name="T2">can monitor the public and their electronic communications. In addition, we would not reveal the NSA's foreign surveillance strategies, because that could potentially endanger relationships with other countries.</text:span></text:p>
      <text:p text:style-name="P1"><text:span text:style-name="T2"/></text:p>
      <text:p text:style-name="P1"><text:span text:style-name="T2"><text:tab/>In yesterday's lecture, we discussed the ideas behind tradeoffs in American society. The lecture applies to this essay in the sense that people argue in favor of both absolute freedom </text:span><text:span text:style-name="T1">and</text:span><text:span text:style-name="T2"> absolute security. The problem, of course, is that we can never have both absolute freedom and absolute security. This is why America needs not only a tradeoff that will get the best out of both sides, but also a new way of perspective and consideration of the actions of the NSA. In conclusion, we, as citizens, should tolerate the revealed actions of the NSA as a tradeoff for national secur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08T16:15:50.58</meta:creation-date>
    <dc:date>2014-07-09T23:30:01.42</dc:date>
    <meta:editing-duration>PT6H18M44S</meta:editing-duration>
    <meta:editing-cycles>44</meta:editing-cycles>
    <meta:generator>OpenOffice/4.0.1$Win32 OpenOffice.org_project/401m5$Build-9714</meta:generator>
    <meta:document-statistic meta:table-count="0" meta:image-count="0" meta:object-count="0" meta:page-count="1" meta:paragraph-count="4" meta:word-count="479" meta:character-count="2747"/>
  </office:meta>
</office:document-meta>
</file>